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ab29" officeooo:paragraph-rsid="001dab29"/>
    </style:style>
    <style:style style:name="P2" style:family="paragraph" style:parent-style-name="Standard">
      <style:text-properties fo:font-weight="bold" officeooo:rsid="001dab29" officeooo:paragraph-rsid="001dab29" style:font-weight-asian="bold" style:font-weight-complex="bold"/>
    </style:style>
    <style:style style:name="P3" style:family="paragraph" style:parent-style-name="Standard">
      <style:text-properties officeooo:rsid="001dab29" officeooo:paragraph-rsid="001dab29"/>
    </style:style>
    <style:style style:name="P4" style:family="paragraph" style:parent-style-name="Standard">
      <style:text-properties officeooo:rsid="001dab29" officeooo:paragraph-rsid="001f5421"/>
    </style:style>
    <style:style style:name="P5" style:family="paragraph" style:parent-style-name="Standard">
      <style:text-properties fo:font-weight="bold" officeooo:rsid="001dab29" officeooo:paragraph-rsid="001dab29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f5421"/>
    </style:style>
    <style:style style:name="T4" style:family="text">
      <style:text-properties officeooo:rsid="0020c288"/>
    </style:style>
    <style:style style:name="T5" style:family="text">
      <style:text-properties officeooo:rsid="00213c4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span text:style-name="T1">Instalación de GUINIGUADA-EPG</text:span></text:p>
      <text:p text:style-name="P1"/>
      <text:p text:style-name="P1"/>
      <text:p text:style-name="P2">Requisitos: </text:p>
      <text:p text:style-name="P1"/>
      <text:p text:style-name="P1"><text:tab/>.- Python 2.7.12 o superior.</text:p>
      <text:p text:style-name="P1"><text:tab/>.- Tvheadend</text:p>
      <text:p text:style-name="P1"><text:tab/></text:p>
      <text:p text:style-name="P2">Librerias Python :</text:p>
      <text:p text:style-name="P1"><text:tab/></text:p>
      <text:p text:style-name="P1"><text:tab/>.- Babel (2.5.1)</text:p>
      <text:p text:style-name="P1"><text:tab/>.- BeautifulSoup (3.2.1)</text:p>
      <text:p text:style-name="P1"><text:tab/>.- beautifulsoup4 (4.6.0)</text:p>
      <text:p text:style-name="P1"><text:tab/>.- bs4 (0.0.1)</text:p>
      <text:p text:style-name="P1"><text:tab/>.- certifi (2017.11.5)</text:p>
      <text:p text:style-name="P1"><text:tab/>.- chardet (3.0.4)</text:p>
      <text:p text:style-name="P1"><text:tab/>.- html5lib (0.999999999)</text:p>
      <text:p text:style-name="P1"><text:tab/>.- idna (2.6)</text:p>
      <text:p text:style-name="P1"><text:tab/>.- lxml (4.1.1)</text:p>
      <text:p text:style-name="P1"><text:tab/>.- pycurl (7.19.5.1)</text:p>
      <text:p text:style-name="P1"><text:tab/>.- pytz (2017.3)</text:p>
      <text:p text:style-name="P1"><text:tab/>.- requests (2.18.4)</text:p>
      <text:p text:style-name="P1"><text:tab/>.- setuptools (36.7.2)</text:p>
      <text:p text:style-name="P1"><text:tab/>.- six (1.11.0)</text:p>
      <text:p text:style-name="P1"><text:tab/>.- tzlocal (1.4)</text:p>
      <text:p text:style-name="P1"><text:tab/>.- urllib3 (1.22)</text:p>
      <text:p text:style-name="P1"><text:tab/>.- webencodings (0.5.1)</text:p>
      <text:p text:style-name="P1"><text:tab/>.- wheel (0.30.0)</text:p>
      <text:p text:style-name="P1"/>
      <text:p text:style-name="P1"><text:tab/>Estas librertias si no estan instaladas seran instaladas.</text:p>
      <text:p text:style-name="P1"/>
      <text:p text:style-name="P2">Sistemas:</text:p>
      <text:p text:style-name="P1"><text:tab/></text:p>
      <text:p text:style-name="P1"><text:s text:c="4"/><text:tab/>.- Synology/XPEnology</text:p>
      <text:p text:style-name="P1"><text:s text:c="4"/><text:tab/>.- LibreELEC/OpenELEC</text:p>
      <text:p text:style-name="P1"><text:s text:c="4"/><text:tab/>.- Linux</text:p>
      <text:p text:style-name="P1"/>
      <text:p text:style-name="P1"/>
      <text:p text:style-name="P2">Archivo de Instalación:</text:p>
      <text:p text:style-name="P1"/>
      <text:p text:style-name="P1"><text:tab/>.- guiniguada_install.pyc</text:p>
      <text:p text:style-name="P1"/>
      <text:p text:style-name="P1"/>
      <text:p text:style-name="P2">Instalación:</text:p>
      <text:p text:style-name="P1"><text:tab/></text:p>
      <text:p text:style-name="P1"><text:tab/>1.- Abrir consola como root</text:p>
      <text:p text:style-name="P1"/>
      <text:p text:style-name="P1"><text:tab/>2.- python guiniguada_install.pyc</text:p>
      <text:p text:style-name="P1"/>
      <text:p text:style-name="P1"><text:tab/></text:p>
      <text:p text:style-name="P1"/>
      <text:p text:style-name="P2"/>
      <text:p text:style-name="P2"><text:soft-page-break/></text:p>
      <text:p text:style-name="P2"/>
      <text:p text:style-name="P2"><text:span text:style-name="T3">Estructura</text:span>:</text:p>
      <text:p text:style-name="P1"/>
      <text:p text:style-name="P1"><text:tab/><text:span text:style-name="T3">Después de la instalación, en la ruta de la misma, nos encontraremos tres directorios:</text:span></text:p>
      <text:p text:style-name="P1"/>
      <text:p text:style-name="P1"/>
      <text:p text:style-name="P1"><text:tab/>.- <text:span text:style-name="T3">epg</text:span></text:p>
      <text:p text:style-name="P1"/>
      <text:p text:style-name="P1"><text:tab/><text:tab/>- <text:span text:style-name="T3">guiniguada.pyc <text:s text:c="9"/>-- script que realiza la descarga de la epg.</text:span></text:p>
      <text:p text:style-name="P1"><text:tab/><text:tab/>- <text:span text:style-name="T3">guiaTVXml.pyc <text:s text:c="8"/>– script que genera la guia.</text:span></text:p>
      <text:p text:style-name="P1"><text:tab/><text:tab/>- <text:span text:style-name="T3">guiniguadamv.sqllite <text:s/>– base de datos donde se almacena la descarga de la epg.</text:span></text:p>
      <text:p text:style-name="P1"><text:tab/><text:tab/>- <text:span text:style-name="T4">guiatv.xml <text:tab/><text:tab/> <text:s/>– epg en formato xml.</text:span></text:p>
      <text:p text:style-name="P1"><text:s text:c="23"/>- <text:span text:style-name="T4">canalesmovistar.txt <text:s text:c="4"/>– configuracion descarga, canales y dias a descargar.</text:span></text:p>
      <text:p text:style-name="P1"><text:tab/></text:p>
      <text:p text:style-name="P1"/>
      <text:p text:style-name="P1"><text:tab/>.- <text:span text:style-name="T3">iptv</text:span></text:p>
      <text:p text:style-name="P1"/>
      <text:p text:style-name="P1"><text:tab/> <text:s text:c="9"/>- <text:span text:style-name="T5">Listas generadas iptv unicast o multicast</text:span></text:p>
      <text:p text:style-name="P1"/>
      <text:p text:style-name="P1"><text:tab/>.- <text:span text:style-name="T3">picon </text:span></text:p>
      <text:p text:style-name="P1"/>
      <text:p text:style-name="P1"><text:tab/> <text:s text:c="8"/>- <text:span text:style-name="T3">Iconos</text:span></text:p>
      <text:p text:style-name="P1"/>
      <text:p text:style-name="P1"><text:tab/></text:p>
      <text:p text:style-name="P2">Archivo canalesmovistar.txt</text:p>
      <text:p text:style-name="P1"/>
      <text:p text:style-name="P1"/>
      <text:p text:style-name="P1"><text:tab/>.- Este archivo nos permite especificar el numero de canales <text:span text:style-name="T3">y días </text:span>que deseamos descargar.</text:p>
      <text:p text:style-name="P1"><text:tab/> <text:s text:c="2"/></text:p>
      <text:p text:style-name="P1"><text:tab/> <text:s text:c="2"/>Tenemos <text:span text:style-name="T3">cuatro</text:span> columnas por linea:</text:p>
      <text:p text:style-name="P1"/>
      <text:p text:style-name="P4"><text:tab/><text:tab/><text:span text:style-name="T3">TVE,LA 1,1,7:</text:span></text:p>
      <text:p text:style-name="P4"><text:tab/><text:tab/></text:p>
      <text:p text:style-name="P4"><text:tab/><text:tab/>.- <text:span text:style-name="T3">TVE <text:s/>– id canal</text:span></text:p>
      <text:p text:style-name="P4"><text:tab/><text:tab/>.- <text:span text:style-name="T3">La 1 – nombre canal</text:span></text:p>
      <text:p text:style-name="P4"><text:tab/><text:tab/>.- <text:span text:style-name="T3">1 <text:s text:c="4"/>– descarga activa <text:s/>– (0) descarga inactiva</text:span></text:p>
      <text:p text:style-name="P4"><text:span text:style-name="T3"><text:tab/><text:tab/>.- 7 <text:s text:c="4"/>– <text:s/>días a descargar <text:s/></text:span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2T16:43:33.152815485</meta:creation-date>
    <dc:date>2017-12-17T22:49:23.686804194</dc:date>
    <meta:editing-duration>PT6M31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62" meta:word-count="218" meta:character-count="1575" meta:non-whitespace-character-count="1233"/>
  </office:meta>
</office:document-meta>
</file>